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1">
      <style:text-properties fo:language="ru" fo:country="RU"/>
    </style:style>
    <style:style style:name="P3" style:family="paragraph" style:parent-style-name="Standard" style:list-style-name="L2"/>
    <style:style style:name="T1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326579" text:style-name="L1">
        <text:list-item>
          <text:p text:style-name="P2">Масштабирование</text:p>
        </text:list-item>
        <text:list-item>
          <text:p text:style-name="P2">Оптимизация с гармоникой</text:p>
        </text:list-item>
        <text:list-item>
          <text:p text:style-name="P2">Компенсация искажений</text:p>
          <text:list>
            <text:list-item>
              <text:p text:style-name="P2">грубый подбор эталонов</text:p>
            </text:list-item>
            <text:list-item>
              <text:p text:style-name="P2">оптимизация эталонов</text:p>
            </text:list-item>
          </text:list>
        </text:list-item>
        <text:list-item>
          <text:p text:style-name="P2">Восстановление сигнала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Калибровка</text:p>
      <text:list xml:id="list36311089" text:style-name="L2">
        <text:list-item>
          <text:p text:style-name="P3"><text:span text:style-name="T1">формирование калибровочного сигнала</text:span></text:p>
        </text:list-item>
        <text:list-item>
          <text:p text:style-name="P3"><text:span text:style-name="T1">построение эталона спектра</text:span></text:p>
        </text:list-item>
        <text:list-item>
          <text:p text:style-name="P3"><text:span text:style-name="T1">представление эталона аналитически</text:span></text:p>
          <text:list>
            <text:list-item>
              <text:p text:style-name="P3"><text:span text:style-name="T1">амплитуда от периода</text:span></text:p>
            </text:list-item>
            <text:list-item>
              <text:p text:style-name="P3"><text:span text:style-name="T1">фаза от периода</text:span></text:p>
            </text:list-item>
          </text:list>
        </text:list-item>
      </text:list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4T16:20:22.32</meta:creation-date>
    <meta:document-statistic meta:table-count="0" meta:image-count="0" meta:object-count="0" meta:page-count="1" meta:paragraph-count="12" meta:word-count="37" meta:character-count="280"/>
    <dc:date>2009-08-14T16:24:48.15</dc:date>
    <meta:editing-duration>PT00H04M28S</meta:editing-duration>
    <meta:editing-cycles>1</meta:editing-cycles>
    <meta:generator>OpenOffice.org/3.1$Win32 OpenOffice.org_project/310m11$Build-9399</meta:generator>
  </office:meta>
</office:document-meta>
</file>